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e1add" officeooo:paragraph-rsid="002e1add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fb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ly in 2024 I developed an eye problem, diagnosed as torsion vision, where each eye has a different horizon, causing double-vision. After about three months my brain worked out the differences and was able to superimpose the images. Brains are amazing! <text:span text:style-name="T2">However, d</text:span>uring the three months I found photography difficult, <text:span text:style-name="T2">so</text:span> I came up with a project: <text:span text:style-name="T1">Morning</text:span>. The small collection of photos in the project attempt to <text:span text:style-name="T2">document the images of an early morning visit to the toil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4-12-05T16:41:01.951417005</dc:date>
    <meta:editing-duration>PT50M36S</meta:editing-duration>
    <meta:editing-cycles>10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79" meta:character-count="474" meta:non-whitespace-character-count="396"/>
  </office:meta>
</office:document-meta>
</file>